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188038" style:font-name="Roboto Mono" fo:font-size="9pt" style:font-name-asian="Roboto Mono1" style:font-size-asian="9pt" style:font-name-complex="Roboto Mono1" style:font-size-complex="9pt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 style:list-style-name="WWNum1"/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188038" style:font-name="Roboto Mono" style:font-name-asian="Roboto Mono1" style:font-name-complex="Roboto Mono1"/>
    </style:style>
    <style:style style:name="T12" style:family="text">
      <style:text-properties fo:color="#188038" style:font-name="Roboto Mono" fo:font-size="9pt" style:font-name-asian="Roboto Mono1" style:font-size-asian="9pt" style:font-name-complex="Roboto Mono1" style:font-size-complex="9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</text:span><text:span text:style-name="T2"><text:line-break/></text:span><text:span text:style-name="T3">Scripting en Python 04. Actividades no evaluables 01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e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Actualizado Noviembre 2025</text:span></text:p>
      <text:p text:style-name="P5"><text:span text:style-name="T6">Scripting en Python - Parte 04</text:span></text:p>
      <text:p text:style-name="P6"><text:span text:style-name="T9">Información previa<text:line-break/></text:span>El objetivo de esta unidad es utilizar correctamente los bucles <text:span text:style-name="T10">for</text:span> y <text:span text:style-name="T10">while</text:span>.</text:p>
      <text:list xml:id="list2869553177" text:style-name="WWNum1">
        <text:list-item>
          <text:p text:style-name="P12"><text:bookmark text:name="_s41fa12wvbbm"/>Ejercicio 01</text:p>
        </text:list-item>
      </text:list>
      <text:p text:style-name="P6">Escribe un programa que lea 10 números usando un bucle <text:span text:style-name="T10">for</text:span> y nos muestre el valor medio.</text:p>
      <text:list xml:id="list231250985740768" text:continue-numbering="true" text:style-name="WWNum1">
        <text:list-item>
          <text:p text:style-name="P12"><text:bookmark text:name="_2igh4u3np6v"/>Ejercicio 02</text:p>
        </text:list-item>
      </text:list>
      <text:p text:style-name="P6">Repite el ejercicio anterior usando un bucle <text:span text:style-name="T10">while</text:span>.</text:p>
      <text:list xml:id="list231250788108790" text:continue-numbering="true" text:style-name="WWNum1">
        <text:list-item>
          <text:p text:style-name="P12"><text:bookmark text:name="_u7nx072pf3e"/>Ejercicio 03</text:p>
        </text:list-item>
      </text:list>
      <text:p text:style-name="P6">Escribe un programa que lea un número N. Luego, este programa debe leer N números y decirnos cuál es el valor máximo y mínimo usando un bucle <text:span text:style-name="T10">for</text:span>.</text:p>
      <text:list xml:id="list231251338730731" text:continue-numbering="true" text:style-name="WWNum1">
        <text:list-item>
          <text:p text:style-name="P12"><text:bookmark text:name="_havnkhus4kro"/>Ejercicio 04</text:p>
        </text:list-item>
      </text:list>
      <text:p text:style-name="P6">Repite el ejercicio anterior usando un bucle <text:span text:style-name="T10">while</text:span>.</text:p>
      <text:list xml:id="list231251062175846" text:continue-numbering="true" text:style-name="WWNum1">
        <text:list-item>
          <text:p text:style-name="P12"><text:bookmark text:name="_mhcldtflcl8u"/>Ejercicio 05</text:p>
        </text:list-item>
      </text:list>
      <text:p text:style-name="P6">Escribe un programa que lea un número N y muestre el patrón asociado como un triángulo rectángulo utilizando un asterisco.<text:line-break/> Por ejemplo, para N = 4:</text:p>
      <text:p text:style-name="Standard"><text:span text:style-name="T11">*</text:span></text:p>
      <text:p text:style-name="Standard"><text:span text:style-name="T11">**</text:span></text:p>
      <text:p text:style-name="Standard"><text:soft-page-break/><text:span text:style-name="T11">***</text:span></text:p>
      <text:p text:style-name="Standard"><text:span text:style-name="T11">****</text:span></text:p>
      <text:list xml:id="list231250167033189" text:continue-numbering="true" text:style-name="WWNum1">
        <text:list-item>
          <text:p text:style-name="P12"><text:bookmark text:name="_sar8n0im11vx"/>Ejercicio 06</text:p>
        </text:list-item>
      </text:list>
      <text:p text:style-name="P6">Crea un único programa que calcule números de Fibonacci. Puedes encontrar más información <text:a xlink:type="simple" xlink:href="https://en.wikipedia.org/wiki/Fibonacci_number" text:style-name="ListLabel_20_1" text:visited-style-name="ListLabel_20_1"><text:span text:style-name="T13">aquí</text:span></text:a>.</text:p>
      <text:list xml:id="list231251386628713" text:continue-numbering="true" text:style-name="WWNum1">
        <text:list-item>
          <text:p text:style-name="P12"><text:bookmark text:name="_uwmz376b50xk"/>Ejercicio 07</text:p>
        </text:list-item>
      </text:list>
      <text:p text:style-name="P6">Crea un programa que pida un número y muestre “SÍ” si es un número primo, y “NO” si no lo es. Puedes encontrar información sobre números primos <text:a xlink:type="simple" xlink:href="https://en.wikipedia.org/wiki/Prime_number" text:style-name="ListLabel_20_1" text:visited-style-name="ListLabel_20_1"><text:span text:style-name="T13">aquí</text:span></text:a>.</text:p>
      <text:list xml:id="list231251430847016" text:continue-numbering="true" text:style-name="WWNum1">
        <text:list-item>
          <text:p text:style-name="P12"><text:bookmark text:name="_k8u452fprnfc"/>Ejercicio 08</text:p>
        </text:list-item>
      </text:list>
      <text:p text:style-name="P6">Crea un programa que pida un número N y muestre los números impares desde N hasta 0.</text:p>
      <text:list xml:id="list231251479771012" text:continue-numbering="true" text:style-name="WWNum1">
        <text:list-item>
          <text:p text:style-name="P12"><text:bookmark text:name="_ay7q8kiquwpj"/>Ejercicio 09</text:p>
        </text:list-item>
      </text:list>
      <text:p text:style-name="P6">Crea un programa que pida indefinidamente una cadena de texto. Para cada una de ellas, se creará una carpeta dentro de <text:span text:style-name="T10">PYB4EX9</text:span> cuyo nombre será la cadena introducida. La petición finalizará cuando el nombre del directorio sea <text:span text:style-name="T10">END</text:span> (en mayúsculas).</text:p>
      <text:list xml:id="list231250360869523" text:continue-numbering="true" text:style-name="WWNum1">
        <text:list-item>
          <text:p text:style-name="P12"><text:bookmark text:name="_nswig6hd43dh"/>Ejercicio 10</text:p>
        </text:list-item>
      </text:list>
      <text:p text:style-name="P6">Escribe un programa que muestre un patrón en forma de pirámide usando el alfabeto. El programa pedirá el número de filas. Ejemplo de salida:</text:p>
      <text:p text:style-name="Standard"><text:span text:style-name="T12">A</text:span></text:p>
      <text:p text:style-name="Standard"><text:span text:style-name="T12">A B A</text:span></text:p>
      <text:p text:style-name="Standard"><text:span text:style-name="T12">A B C B A</text:span></text:p>
      <text:p text:style-name="Standard"><text:span text:style-name="T12">A B C D C B A</text:span></text:p>
      <text:p text:style-name="Standard"><text:span text:style-name="T12">A B C D E D C B A</text:span></text:p>
      <text:list xml:id="list231250143726779" text:continue-numbering="true" text:style-name="WWNum1">
        <text:list-item>
          <text:p text:style-name="P12"><text:bookmark text:name="_pc5w9rtpljxb"/>Ejercicio 11</text:p>
        </text:list-item>
      </text:list>
      <text:p text:style-name="P6">Escribe un programa para encontrar el complemento a uno de un número binario.</text:p>
      <text:list xml:id="list231251353247415" text:continue-numbering="true" text:style-name="WWNum1">
        <text:list-item>
          <text:p text:style-name="P12"><text:bookmark text:name="_rbw7qam78v6u"/>Ejercicio 12</text:p>
        </text:list-item>
      </text:list>
      <text:p text:style-name="P6">Escribe un programa que convierta un número decimal a binario.</text:p>
      <text:list xml:id="list231250439911631" text:continue-numbering="true" text:style-name="WWNum1">
        <text:list-item>
          <text:p text:style-name="P12"><text:bookmark text:name="_908gaj1vl2m4"/>Ejercicio 13</text:p>
        </text:list-item>
      </text:list>
      <text:p text:style-name="P6">Escribe una calculadora que permita la conversión entre sistemas numéricos, mostrando un menú con la operación a realizar. Ejemplo:</text:p>
      <text:p text:style-name="Standard"><text:span text:style-name="T12">1. Decimal a binario</text:span></text:p>
      <text:p text:style-name="Standard"><text:span text:style-name="T12">2. Binario a decimal</text:span></text:p>
      <text:p text:style-name="Standard"><text:span text:style-name="T12">3. Decimal a hexadecimal</text:span></text:p>
      <text:p text:style-name="Standard"><text:soft-page-break/><text:span text:style-name="T12">4. Hexadecimal a decimal</text:span></text:p>
      <text:p text:style-name="Standard"><text:span text:style-name="T12">5. Binario a hexadecimal</text:span></text:p>
      <text:p text:style-name="Standard"><text:span text:style-name="T12">6. Hexadecimal a binario</text:span></text:p>
      <text:p text:style-name="Standard"><text:span text:style-name="T12">7. Salir</text:span></text:p>
      <text:p text:style-name="Standard"><text:span text:style-name="T12">Selecciona una opción: 1</text:span></text:p>
      <text:p text:style-name="Standard"><text:span text:style-name="T12">Número: 54</text:span></text:p>
      <text:p text:style-name="Standard"><text:span text:style-name="T12">54 (10) = 110110 (2)</text:span></text:p>
      <text:p text:style-name="P1"/>
      <text:p text:style-name="Standard"><text:span text:style-name="T12">1. Decimal a binario</text:span></text:p>
      <text:p text:style-name="Standard"><text:span text:style-name="T12">2. Binario a decimal</text:span></text:p>
      <text:p text:style-name="Standard"><text:span text:style-name="T12">3. Decimal a hexadecimal</text:span></text:p>
      <text:p text:style-name="Standard"><text:span text:style-name="T12">4. Hexadecimal a decimal</text:span></text:p>
      <text:p text:style-name="Standard"><text:span text:style-name="T12">5. Binario a hexadecimal</text:span></text:p>
      <text:p text:style-name="Standard"><text:span text:style-name="T12">6. Hexadecimal a binario</text:span></text:p>
      <text:p text:style-name="Standard"><text:span text:style-name="T12">7. Salir</text:span></text:p>
      <text:p text:style-name="Standard"><text:span text:style-name="T12">Selecciona una opción: 7</text:span></text:p>
      <text:p text:style-name="P1"/>
      <text:p text:style-name="Standard"><text:span text:style-name="T12">¡Adió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Scripting en Python - Parte 04</text:span></text:p>
      </style:header>
      <style:footer>
        <text:p text:style-name="MP4"><text:span text:style-name="MT1">CFGS DAM/DAW<text:tab/><text:tab/>Scripting en Python - Parte 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62" meta:word-count="446" meta:character-count="2451" meta:non-whitespace-character-count="2076"/>
    <meta:generator>LibreOfficeDev/6.0.5.2$Linux_X86_64 LibreOffice_project/</meta:generator>
  </office:meta>
</office:document-meta>
</file>